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officeooo:rsid="000cd869" officeooo:paragraph-rsid="000cd869"/>
    </style:style>
    <style:style style:name="P2" style:family="paragraph" style:parent-style-name="Standard">
      <style:paragraph-properties fo:text-align="justify" style:justify-single-word="false"/>
      <style:text-properties officeooo:rsid="000cd869" officeooo:paragraph-rsid="000cd869"/>
    </style:style>
    <style:style style:name="P3" style:family="paragraph" style:parent-style-name="Standard">
      <style:paragraph-properties fo:text-align="justify" style:justify-single-word="false"/>
      <style:text-properties officeooo:paragraph-rsid="000cd869"/>
    </style:style>
    <style:style style:name="T1" style:family="text">
      <style:text-properties officeooo:rsid="000cd869"/>
    </style:style>
    <style:style style:name="T2" style:family="text">
      <style:text-properties fo:color="#008000"/>
    </style:style>
    <style:style style:name="T3" style:family="text">
      <style:text-properties fo:color="#c9211e"/>
    </style:style>
    <style:style style:name="T4" style:family="text">
      <style:text-properties fo:color="#c9211e" officeooo:rsid="000cda14"/>
    </style:style>
    <style:style style:name="T5" style:family="text">
      <style:text-properties fo:color="#c9211e" officeooo:rsid="000cd869"/>
    </style:style>
    <style:style style:name="T6" style:family="text">
      <style:text-properties officeooo:rsid="000cd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adge Agent = </text:span><text:span text:style-name="T2">1B4DBE53</text:span></text:p>
      <text:p text:style-name="P2">salle A007 = FD24DE4C <text:tab/><text:span text:style-name="T6">id : 1</text:span></text:p>
      <text:p text:style-name="P2">salle B020 = 838B87B1<text:tab/><text:span text:style-name="T6">id : 5</text:span></text:p>
      <text:p text:style-name="P3"><text:span text:style-name="T1">salle B029= DBAF2854<text:tab/>id : 8</text:span></text:p>
      <text:p text:style-name="P3"><text:span text:style-name="T1">salle B113= SFDGH5451D → </text:span><text:span text:style-name="T5">défectueux<text:tab/><text:tab/></text:span><text:span text:style-name="T4">id : 7</text:span></text:p>
      <text:p text:style-name="P1">salle B112 = AB3C2554<text:tab/><text:span text:style-name="T6">id : 9</text:span></text:p>
      <text:p text:style-name="P1">salle B107 = BBC92954 <text:tab/><text:span text:style-name="T6">id : 1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25T10:41:23.533000000</meta:creation-date>
    <dc:date>2021-06-01T13:51:46.389915005</dc:date>
    <meta:editing-duration>PT6H3M34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7" meta:word-count="46" meta:character-count="207" meta:non-whitespace-character-count="165"/>
  </office:meta>
</office:document-meta>
</file>